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aabf9" officeooo:paragraph-rsid="000aabf9"/>
    </style:style>
    <style:style style:name="P2" style:family="paragraph" style:parent-style-name="Standard" style:list-style-name="L1">
      <style:text-properties officeooo:rsid="0010feed" officeooo:paragraph-rsid="0010feed"/>
    </style:style>
    <style:style style:name="P3" style:family="paragraph" style:parent-style-name="Standard">
      <style:text-properties officeooo:rsid="0010feed" officeooo:paragraph-rsid="0010feed"/>
    </style:style>
    <style:style style:name="P4" style:family="paragraph" style:parent-style-name="Standard" style:list-style-name="L2">
      <style:text-properties officeooo:rsid="000aabf9" officeooo:paragraph-rsid="000aabf9"/>
    </style:style>
    <style:style style:name="P5" style:family="paragraph" style:parent-style-name="Standard" style:list-style-name="L2">
      <style:text-properties officeooo:rsid="000aabf9" officeooo:paragraph-rsid="000caa6d"/>
    </style:style>
    <style:style style:name="P6" style:family="paragraph" style:parent-style-name="Standard" style:list-style-name="L2">
      <style:text-properties officeooo:rsid="000caa6d" officeooo:paragraph-rsid="000caa6d"/>
    </style:style>
    <style:style style:name="P7" style:family="paragraph" style:parent-style-name="Standard" style:list-style-name="L2">
      <style:text-properties officeooo:rsid="000e533f" officeooo:paragraph-rsid="000e533f"/>
    </style:style>
    <style:style style:name="P8" style:family="paragraph" style:parent-style-name="Standard" style:list-style-name="L1">
      <style:text-properties officeooo:rsid="000aabf9" officeooo:paragraph-rsid="000b6120"/>
    </style:style>
    <style:style style:name="P9" style:family="paragraph" style:parent-style-name="Standard" style:list-style-name="L1">
      <style:paragraph-properties>
        <style:tab-stops>
          <style:tab-stop style:position="3.278in"/>
        </style:tab-stops>
      </style:paragraph-properties>
      <style:text-properties officeooo:rsid="000b6120" officeooo:paragraph-rsid="000b6120"/>
    </style:style>
    <style:style style:name="P10" style:family="paragraph" style:parent-style-name="Standard" style:list-style-name="L1">
      <style:text-properties officeooo:rsid="00109da2" officeooo:paragraph-rsid="00109da2"/>
    </style:style>
    <style:style style:name="P11" style:family="paragraph" style:parent-style-name="Standard">
      <style:text-properties officeooo:rsid="000aabf9" officeooo:paragraph-rsid="000aabf9"/>
    </style:style>
    <style:style style:name="T1" style:family="text">
      <style:text-properties officeooo:rsid="000e533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User can create a bug post</text:p>
          <text:list>
            <text:list-item>
              <text:p text:style-name="P2">A user can not submit a post until the following details are given/ allowed to be collected</text:p>
              <text:list>
                <text:list-item>
                  <text:p text:style-name="P2">Location is shared</text:p>
                </text:list-item>
                <text:list-item>
                  <text:p text:style-name="P2">User is logged in to a valid account</text:p>
                </text:list-item>
                <text:list-item>
                  <text:p text:style-name="P2">The following input provided</text:p>
                  <text:list>
                    <text:list-item>
                      <text:p text:style-name="P2">A photo of the bug</text:p>
                    </text:list-item>
                    <text:list-item>
                      <text:p text:style-name="P2">A short description</text:p>
                    </text:list-item>
                  </text:list>
                </text:list-item>
              </text:list>
            </text:list-item>
            <text:list-item>
              <text:p text:style-name="P2">Information collected from the submission will be stored in the “post” table in the “bug_db”</text:p>
            </text:list-item>
            <text:list-item>
              <text:p text:style-name="P2">The test will be executed in the cloud off a users device</text:p>
            </text:list-item>
            <text:list-item>
              <text:p text:style-name="P2">On success the submission page will redirect to the main page displaying the post on the map with the collected details</text:p>
            </text:list-item>
            <text:list-item>
              <text:p text:style-name="P2">On fail the submission page will display a message to the user informing them of invalid details</text:p>
            </text:list-item>
          </text:list>
        </text:list-item>
      </text:list>
      <text:p text:style-name="P3"/>
      <text:list xml:id="list235045648875585" text:continue-numbering="true" text:style-name="L1">
        <text:list-item>
          <text:p text:style-name="P1">User can login to their account</text:p>
        </text:list-item>
      </text:list>
      <text:list text:style-name="L2">
        <text:list-item>
          <text:list>
            <text:list-item>
              <text:p text:style-name="P4">A user can not login to their account until completing all mandatory fields:</text:p>
              <text:list>
                <text:list-item>
                  <text:p text:style-name="P5">Username</text:p>
                </text:list-item>
                <text:list-item>
                  <text:p text:style-name="P5">Password</text:p>
                </text:list-item>
              </text:list>
            </text:list-item>
            <text:list-item>
              <text:p text:style-name="P6">Information from the forum will be checked against the information stored in the “user” table in the “bug_db”</text:p>
            </text:list-item>
            <text:list-item>
              <text:p text:style-name="P7">The test would be executed in cloud</text:p>
            </text:list-item>
            <text:list-item>
              <text:p text:style-name="P7">On success the login page will redirect to the users profile page</text:p>
            </text:list-item>
            <text:list-item>
              <text:p text:style-name="P7">On fail the login page will display a message informing the user of invalid credentials</text:p>
              <text:p text:style-name="P7"/>
            </text:list-item>
          </text:list>
        </text:list-item>
      </text:list>
      <text:list text:continue-list="list235045648875585" text:style-name="L1">
        <text:list-item>
          <text:p text:style-name="P1">User can register an account</text:p>
          <text:list>
            <text:list-item>
              <text:p text:style-name="P1">A user can not register an account until completing all mandatory fields</text:p>
              <text:list>
                <text:list-item>
                  <text:p text:style-name="P8">Username</text:p>
                </text:list-item>
                <text:list-item>
                  <text:p text:style-name="P8">Password</text:p>
                </text:list-item>
                <text:list-item>
                  <text:p text:style-name="P8">Confirm Password</text:p>
                </text:list-item>
                <text:list-item>
                  <text:p text:style-name="P8">Email <text:span text:style-name="T1">(in a valid email format)</text:span></text:p>
                </text:list-item>
              </text:list>
            </text:list-item>
            <text:list-item>
              <text:p text:style-name="P9">Information from the forum is stored in the “user” table in the “bug_db”</text:p>
            </text:list-item>
            <text:list-item>
              <text:p text:style-name="P10">The test would be executed in cloud</text:p>
            </text:list-item>
            <text:list-item>
              <text:p text:style-name="P10">On success the register page will redirect to the login page</text:p>
            </text:list-item>
            <text:list-item>
              <text:p text:style-name="P10">On fail the register page will display a massage informing the user of invalid inputs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23:33:53.126396100</meta:creation-date>
    <meta:generator>LibreOffice/25.8.5.2$Windows_X86_64 LibreOffice_project/9c8b85f387cc00a89945a79c9e6239f32e450ac2</meta:generator>
    <dc:date>2026-04-08T23:50:44.614140600</dc:date>
    <meta:editing-duration>PT14M56S</meta:editing-duration>
    <meta:editing-cycles>7</meta:editing-cycles>
    <meta:document-statistic meta:table-count="0" meta:image-count="0" meta:object-count="0" meta:page-count="1" meta:paragraph-count="30" meta:word-count="287" meta:character-count="1486" meta:non-whitespace-character-count="1258"/>
  </office:meta>
</office:document-meta>
</file>